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text-properties fo:language="ru" fo:country="RU"/>
    </style:style>
    <style:style style:name="T2" style:parent-style-name="Основнойшрифтабзаца" style:family="text">
      <style:text-properties fo:background-color="#FFFF00" fo:language="ru" fo:country="RU"/>
    </style:style>
    <style:style style:name="TableColumn4" style:family="table-column">
      <style:table-column-properties style:column-width="2.7576in" style:use-optimal-column-width="false"/>
    </style:style>
    <style:style style:name="TableColumn5" style:family="table-column">
      <style:table-column-properties style:column-width="4.1673in" style:use-optimal-column-width="false"/>
    </style:style>
    <style:style style:name="Table3" style:family="table">
      <style:table-properties style:width="6.925in" fo:margin-left="0in" table:align="left"/>
    </style:style>
    <style:style style:name="TableRow6" style:family="table-row">
      <style:table-row-properties style:use-optimal-row-height="false"/>
    </style:style>
    <style:style style:name="TableCell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 style:parent-style-name="TableContents" style:family="paragraph">
      <style:text-properties fo:language="ru" fo:country="RU"/>
    </style:style>
    <style:style style:name="TableCell9" style:family="table-cell">
      <style:table-cell-properties fo:border="0.0034in solid #000000" style:writing-mode="lr-tb" fo:padding-top="0.0381in" fo:padding-left="0.0381in" fo:padding-bottom="0.0381in" fo:padding-right="0.0381in"/>
    </style:style>
    <style:style style:name="P10" style:parent-style-name="TableContents" style:family="paragraph">
      <style:text-properties fo:language="ru" fo:country="RU"/>
    </style:style>
    <style:style style:name="TableRow11" style:family="table-row">
      <style:table-row-properties style:use-optimal-row-height="false"/>
    </style:style>
    <style:style style:name="TableCell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 style:parent-style-name="TableContents" style:family="paragraph">
      <style:text-properties fo:font-weight="bold" style:font-weight-asian="bold" style:font-weight-complex="bold"/>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language="ru" fo:country="RU"/>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8" style:parent-style-name="Основнойшрифтабзаца" style:family="text">
      <style:text-properties fo:language="ru" fo:country="RU"/>
    </style:style>
    <style:style style:name="T19" style:parent-style-name="Основнойшрифтабзаца" style:family="text">
      <style:text-properties fo:language="ru" fo:country="RU"/>
    </style:style>
    <style:style style:name="T20" style:parent-style-name="Основнойшрифтабзаца" style:family="text">
      <style:text-properties fo:language="ru" fo:country="RU"/>
    </style:style>
    <style:style style:name="T21" style:parent-style-name="Основнойшрифтабзаца" style:family="text">
      <style:text-properties fo:language="ru" fo:country="RU"/>
    </style:style>
    <style:style style:name="T22" style:parent-style-name="Основнойшрифтабзаца" style:family="text">
      <style:text-properties fo:language="ru" fo:country="RU"/>
    </style:style>
    <style:style style:name="T23" style:parent-style-name="Основнойшрифтабзаца" style:family="text">
      <style:text-properties fo:language="ru" fo:country="RU"/>
    </style:style>
    <style:style style:name="T24" style:parent-style-name="Основнойшрифтабзаца" style:family="text">
      <style:text-properties fo:language="ru" fo:country="RU"/>
    </style:style>
    <style:style style:name="T25" style:parent-style-name="Основнойшрифтабзаца" style:family="text">
      <style:text-properties fo:language="ru" fo:country="RU"/>
    </style:style>
    <style:style style:name="T26" style:parent-style-name="Основнойшрифтабзаца" style:family="text">
      <style:text-properties fo:language="ru" fo:country="RU"/>
    </style:style>
    <style:style style:name="T27" style:parent-style-name="Основнойшрифтабзаца" style:family="text">
      <style:text-properties fo:language="ru" fo:country="RU"/>
    </style:style>
    <style:style style:name="T28" style:parent-style-name="Основнойшрифтабзаца" style:family="text">
      <style:text-properties fo:language="ru" fo:country="RU"/>
    </style:style>
    <style:style style:name="T29" style:parent-style-name="Основнойшрифтабзаца" style:family="text">
      <style:text-properties fo:language="ru" fo:country="RU"/>
    </style:style>
    <style:style style:name="T30" style:parent-style-name="Основнойшрифтабзаца" style:family="text">
      <style:text-properties fo:language="ru" fo:country="RU"/>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 style:parent-style-name="TableContents" style:family="paragraph">
      <style:text-properties fo:language="ru" fo:country="RU"/>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 style:parent-style-name="TableContents" style:family="paragraph">
      <style:text-properties fo:language="ru" fo:country="RU"/>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8" style:parent-style-name="Основнойшрифтабзаца" style:family="text">
      <style:text-properties fo:language="ru" fo:country="RU"/>
    </style:style>
    <style:style style:name="T39" style:parent-style-name="Основнойшрифтабзаца" style:family="text">
      <style:text-properties fo:language="ru" fo:country="RU"/>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 style:parent-style-name="TableContents" style:family="paragraph">
      <style:text-properties fo:language="ru" fo:country="RU"/>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4" style:parent-style-name="Основнойшрифтабзаца" style:family="text">
      <style:text-properties fo:language="ru" fo:country="RU"/>
    </style:style>
    <style:style style:name="T45" style:parent-style-name="Основнойшрифтабзаца" style:family="text">
      <style:text-properties fo:language="ru" fo:country="RU"/>
    </style:style>
    <style:style style:name="T46" style:parent-style-name="Основнойшрифтабзаца" style:family="text">
      <style:text-properties fo:language="ru" fo:country="RU"/>
    </style:style>
    <style:style style:name="TableCell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8" style:parent-style-name="Основнойшрифтабзаца" style:family="text">
      <style:text-properties fo:language="ru" fo:country="RU"/>
    </style:style>
    <style:style style:name="T49" style:parent-style-name="Основнойшрифтабзаца" style:family="text">
      <style:text-properties fo:language="ru" fo:country="RU"/>
    </style:style>
    <style:style style:name="T50" style:parent-style-name="Основнойшрифтабзаца" style:family="text">
      <style:text-properties fo:language="ru" fo:country="RU"/>
    </style:style>
    <style:style style:name="T51" style:parent-style-name="Основнойшрифтабзаца" style:family="text">
      <style:text-properties fo:language="ru" fo:country="RU"/>
    </style:style>
    <style:style style:name="T52" style:parent-style-name="Основнойшрифтабзаца" style:family="text">
      <style:text-properties fo:language="ru" fo:country="RU"/>
    </style:style>
    <style:style style:name="T53" style:parent-style-name="Основнойшрифтабзаца" style:family="text">
      <style:text-properties fo:language="ru" fo:country="RU"/>
    </style:style>
    <style:style style:name="T54" style:parent-style-name="Основнойшрифтабзаца" style:family="text">
      <style:text-properties fo:language="ru" fo:country="RU"/>
    </style:style>
    <style:style style:name="T55" style:parent-style-name="Основнойшрифтабзаца" style:family="text">
      <style:text-properties fo:language="ru" fo:country="RU"/>
    </style:style>
    <style:style style:name="T56" style:parent-style-name="Основнойшрифтабзаца" style:family="text">
      <style:text-properties fo:language="ru" fo:country="RU"/>
    </style:style>
    <style:style style:name="T57" style:parent-style-name="Основнойшрифтабзаца" style:family="text">
      <style:text-properties fo:language="ru" fo:country="RU"/>
    </style:style>
    <style:style style:name="T58" style:parent-style-name="Основнойшрифтабзаца" style:family="text">
      <style:text-properties fo:language="ru" fo:country="RU"/>
    </style:style>
    <style:style style:name="T59" style:parent-style-name="Основнойшрифтабзаца" style:family="text">
      <style:text-properties fo:language="ru" fo:country="RU"/>
    </style:style>
    <style:style style:name="T60" style:parent-style-name="Основнойшрифтабзаца" style:family="text">
      <style:text-properties fo:language="ru" fo:country="RU"/>
    </style:style>
    <style:style style:name="T61" style:parent-style-name="Основнойшрифтабзаца" style:family="text">
      <style:text-properties fo:language="ru" fo:country="RU"/>
    </style:style>
    <style:style style:name="T62" style:parent-style-name="Основнойшрифтабзаца" style:family="text">
      <style:text-properties fo:language="ru" fo:country="RU"/>
    </style:style>
    <style:style style:name="T63" style:parent-style-name="Основнойшрифтабзаца" style:family="text">
      <style:text-properties fo:language="ru" fo:country="RU"/>
    </style:style>
    <style:style style:name="T64" style:parent-style-name="Основнойшрифтабзаца" style:family="text">
      <style:text-properties fo:language="ru" fo:country="RU"/>
    </style:style>
    <style:style style:name="T65" style:parent-style-name="Основнойшрифтабзаца" style:family="text">
      <style:text-properties style:font-name="Consolas" style:font-name-complex="Consolas" fo:color="#24292E" fo:font-size="10pt" style:font-size-asian="10pt" style:font-size-complex="10pt"/>
    </style:style>
    <style:style style:name="T66" style:parent-style-name="Основнойшрифтабзаца" style:family="text">
      <style:text-properties style:font-name="Consolas" style:font-name-complex="Consolas" fo:color="#24292E" fo:font-size="10pt" style:font-size-asian="10pt" style:font-size-complex="10pt" fo:language="ru" fo:country="RU"/>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9" style:parent-style-name="Основнойшрифтабзаца" style:family="text">
      <style:text-properties fo:language="ru" fo:country="RU"/>
    </style:style>
    <style:style style:name="T70" style:parent-style-name="Основнойшрифтабзаца" style:family="text">
      <style:text-properties fo:language="ru" fo:country="RU"/>
    </style:style>
    <style:style style:name="T71" style:parent-style-name="Основнойшрифтабзаца" style:family="text">
      <style:text-properties fo:language="ru" fo:country="RU"/>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3" style:parent-style-name="Основнойшрифтабзаца" style:family="text">
      <style:text-properties fo:language="ru" fo:country="RU"/>
    </style:style>
    <style:style style:name="T74" style:parent-style-name="Основнойшрифтабзаца" style:family="text">
      <style:text-properties fo:language="ru" fo:country="RU"/>
    </style:style>
    <style:style style:name="T75" style:parent-style-name="Основнойшрифтабзаца" style:family="text">
      <style:text-properties fo:language="ru" fo:country="RU"/>
    </style:style>
    <style:style style:name="T76" style:parent-style-name="Основнойшрифтабзаца" style:family="text">
      <style:text-properties fo:language="ru" fo:country="RU"/>
    </style:style>
    <style:style style:name="T77" style:parent-style-name="Основнойшрифтабзаца" style:family="text">
      <style:text-properties fo:language="ru" fo:country="RU"/>
    </style:style>
    <style:style style:name="T78" style:parent-style-name="Основнойшрифтабзаца" style:family="text">
      <style:text-properties fo:language="ru" fo:country="RU"/>
    </style:style>
    <style:style style:name="T79" style:parent-style-name="Основнойшрифтабзаца" style:family="text">
      <style:text-properties fo:language="ru" fo:country="RU"/>
    </style:style>
    <style:style style:name="T80" style:parent-style-name="Основнойшрифтабзаца" style:family="text">
      <style:text-properties fo:language="ru" fo:country="RU"/>
    </style:style>
    <style:style style:name="T81" style:parent-style-name="Основнойшрифтабзаца" style:family="text">
      <style:text-properties fo:language="ru" fo:country="RU"/>
    </style:style>
    <style:style style:name="T82" style:parent-style-name="Основнойшрифтабзаца" style:family="text">
      <style:text-properties fo:language="ru" fo:country="RU"/>
    </style:style>
    <style:style style:name="T83" style:parent-style-name="Основнойшрифтабзаца" style:family="text">
      <style:text-properties fo:language="ru" fo:country="RU"/>
    </style:style>
    <style:style style:name="T84" style:parent-style-name="Основнойшрифтабзаца" style:family="text">
      <style:text-properties fo:language="ru" fo:country="RU"/>
    </style:style>
    <style:style style:name="T85" style:parent-style-name="Основнойшрифтабзаца" style:family="text">
      <style:text-properties fo:language="ru" fo:country="RU"/>
    </style:style>
    <style:style style:name="T86" style:parent-style-name="Основнойшрифтабзаца" style:family="text">
      <style:text-properties fo:language="ru" fo:country="RU"/>
    </style:style>
    <style:style style:name="T87" style:parent-style-name="Основнойшрифтабзаца" style:family="text">
      <style:text-properties fo:language="ru" fo:country="RU"/>
    </style:style>
    <style:style style:name="T88" style:parent-style-name="Основнойшрифтабзаца" style:family="text">
      <style:text-properties fo:language="ru" fo:country="RU"/>
    </style:style>
    <style:style style:name="T89" style:parent-style-name="Основнойшрифтабзаца" style:family="text">
      <style:text-properties fo:language="ru" fo:country="RU"/>
    </style:style>
    <style:style style:name="T90" style:parent-style-name="Основнойшрифтабзаца" style:family="text">
      <style:text-properties fo:language="ru" fo:country="RU"/>
    </style:style>
    <style:style style:name="T91" style:parent-style-name="Основнойшрифтабзаца" style:family="text">
      <style:text-properties fo:language="ru" fo:country="RU"/>
    </style:style>
    <style:style style:name="T92" style:parent-style-name="Основнойшрифтабзаца" style:family="text">
      <style:text-properties fo:language="ru" fo:country="RU"/>
    </style:style>
    <style:style style:name="T93" style:parent-style-name="Основнойшрифтабзаца" style:family="text">
      <style:text-properties fo:language="ru" fo:country="RU"/>
    </style:style>
    <style:style style:name="T94" style:parent-style-name="Основнойшрифтабзаца" style:family="text">
      <style:text-properties fo:language="ru" fo:country="RU"/>
    </style:style>
    <style:style style:name="T95" style:parent-style-name="Основнойшрифтабзаца" style:family="text">
      <style:text-properties fo:language="ru" fo:country="RU"/>
    </style:style>
    <style:style style:name="T96" style:parent-style-name="Основнойшрифтабзаца" style:family="text">
      <style:text-properties fo:language="ru" fo:country="RU"/>
    </style:style>
    <style:style style:name="T97" style:parent-style-name="Основнойшрифтабзаца" style:family="text">
      <style:text-properties fo:language="ru" fo:country="RU"/>
    </style:style>
    <style:style style:name="T98" style:parent-style-name="Основнойшрифтабзаца" style:family="text">
      <style:text-properties fo:language="ru" fo:country="RU"/>
    </style:style>
    <style:style style:name="T99" style:parent-style-name="Основнойшрифтабзаца" style:family="text">
      <style:text-properties fo:language="ru" fo:country="RU"/>
    </style:style>
    <style:style style:name="T100" style:parent-style-name="Основнойшрифтабзаца" style:family="text">
      <style:text-properties fo:language="ru" fo:country="RU"/>
    </style:style>
    <style:style style:name="T101" style:parent-style-name="Основнойшрифтабзаца" style:family="text">
      <style:text-properties fo:language="ru" fo:country="RU"/>
    </style:style>
    <style:style style:name="T102" style:parent-style-name="Основнойшрифтабзаца" style:family="text">
      <style:text-properties fo:language="ru" fo:country="RU"/>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text-properties fo:language="ru" fo:country="RU"/>
    </style:style>
    <style:style style:name="TableCell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 style:parent-style-name="TableContents" style:family="paragraph">
      <style:text-properties fo:language="ru" fo:country="RU"/>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 style:parent-style-name="TableContents" style:family="paragraph">
      <style:text-properties fo:font-weight="bold" style:font-weight-asian="bold" style:font-weight-complex="bold" fo:language="ru" fo:country="RU"/>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text-properties fo:language="ru" fo:country="RU"/>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15" style:parent-style-name="Основнойшрифтабзаца" style:family="text">
      <style:text-properties fo:language="ru" fo:country="RU"/>
    </style:style>
    <style:style style:name="T116" style:parent-style-name="Основнойшрифтабзаца" style:family="text">
      <style:text-properties fo:language="ru" fo:country="RU"/>
    </style:style>
    <style:style style:name="T117" style:parent-style-name="Основнойшрифтабзаца" style:family="text">
      <style:text-properties fo:language="ru" fo:country="RU"/>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0" style:parent-style-name="Основнойшрифтабзаца" style:family="text">
      <style:text-properties fo:language="ru" fo:country="RU"/>
    </style:style>
    <style:style style:name="T121" style:parent-style-name="Основнойшрифтабзаца" style:family="text">
      <style:text-properties fo:language="ru" fo:country="RU"/>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23" style:parent-style-name="Основнойшрифтабзаца" style:family="text">
      <style:text-properties fo:language="ru" fo:country="RU"/>
    </style:style>
    <style:style style:name="T124" style:parent-style-name="Основнойшрифтабзаца" style:family="text">
      <style:text-properties fo:language="ru" fo:country="RU"/>
    </style:style>
    <style:style style:name="T125" style:parent-style-name="Основнойшрифтабзаца" style:family="text">
      <style:text-properties fo:language="ru" fo:country="RU"/>
    </style:style>
    <style:style style:name="T126" style:parent-style-name="Основнойшрифтабзаца" style:family="text">
      <style:text-properties fo:language="ru" fo:country="RU"/>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9" style:parent-style-name="Основнойшрифтабзаца" style:family="text">
      <style:text-properties fo:language="ru" fo:country="RU"/>
    </style:style>
    <style:style style:name="T130" style:parent-style-name="Основнойшрифтабзаца" style:family="text">
      <style:text-properties fo:language="ru" fo:country="RU"/>
    </style:style>
    <style:style style:name="T131" style:parent-style-name="Основнойшрифтабзаца" style:family="text">
      <style:text-properties fo:language="ru" fo:country="RU"/>
    </style:style>
    <style:style style:name="T132" style:parent-style-name="Основнойшрифтабзаца" style:family="text">
      <style:text-properties fo:language="ru" fo:country="RU"/>
    </style:style>
    <style:style style:name="T133" style:parent-style-name="Основнойшрифтабзаца" style:family="text">
      <style:text-properties fo:language="ru" fo:country="RU"/>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35" style:parent-style-name="Основнойшрифтабзаца" style:family="text">
      <style:text-properties fo:language="ru" fo:country="RU"/>
    </style:style>
    <style:style style:name="T136" style:parent-style-name="Основнойшрифтабзаца" style:family="text">
      <style:text-properties fo:language="ru" fo:country="RU"/>
    </style:style>
    <style:style style:name="T137" style:parent-style-name="Основнойшрифтабзаца" style:family="text">
      <style:text-properties fo:language="ru" fo:country="RU"/>
    </style:style>
    <style:style style:name="T138" style:parent-style-name="Основнойшрифтабзаца" style:family="text">
      <style:text-properties fo:language="ru" fo:country="RU"/>
    </style:style>
    <style:style style:name="T139" style:parent-style-name="Основнойшрифтабзаца" style:family="text">
      <style:text-properties fo:language="ru" fo:country="RU"/>
    </style:style>
    <style:style style:name="T140" style:parent-style-name="Основнойшрифтабзаца" style:family="text">
      <style:text-properties fo:language="ru" fo:country="RU"/>
    </style:style>
    <style:style style:name="T141" style:parent-style-name="Основнойшрифтабзаца" style:family="text">
      <style:text-properties fo:language="ru" fo:country="RU"/>
    </style:style>
    <style:style style:name="T142" style:parent-style-name="Основнойшрифтабзаца" style:family="text">
      <style:text-properties fo:language="ru" fo:country="RU"/>
    </style:style>
    <style:style style:name="T143" style:parent-style-name="Основнойшрифтабзаца" style:family="text">
      <style:text-properties fo:language="ru" fo:country="RU"/>
    </style:style>
    <style:style style:name="T144" style:parent-style-name="Основнойшрифтабзаца" style:family="text">
      <style:text-properties fo:language="ru" fo:country="RU"/>
    </style:style>
    <style:style style:name="T145" style:parent-style-name="Основнойшрифтабзаца" style:family="text">
      <style:text-properties fo:language="ru" fo:country="RU"/>
    </style:style>
    <style:style style:name="T146" style:parent-style-name="Основнойшрифтабзаца" style:family="text">
      <style:text-properties fo:language="ru" fo:country="RU"/>
    </style:style>
    <style:style style:name="T147" style:parent-style-name="Основнойшрифтабзаца" style:family="text">
      <style:text-properties fo:language="ru" fo:country="RU"/>
    </style:style>
    <style:style style:name="T148" style:parent-style-name="Основнойшрифтабзаца" style:family="text">
      <style:text-properties fo:language="ru" fo:country="RU"/>
    </style:style>
    <style:style style:name="T149" style:parent-style-name="Основнойшрифтабзаца" style:family="text">
      <style:text-properties fo:language="ru" fo:country="RU"/>
    </style:style>
    <style:style style:name="T150" style:parent-style-name="Основнойшрифтабзаца" style:family="text">
      <style:text-properties fo:language="ru" fo:country="RU"/>
    </style:style>
    <style:style style:name="T151" style:parent-style-name="Основнойшрифтабзаца" style:family="text">
      <style:text-properties fo:language="ru" fo:country="RU"/>
    </style:style>
    <style:style style:name="T152" style:parent-style-name="Основнойшрифтабзаца" style:family="text">
      <style:text-properties fo:language="ru" fo:country="RU"/>
    </style:style>
    <style:style style:name="T153" style:parent-style-name="Основнойшрифтабзаца" style:family="text">
      <style:text-properties fo:language="ru" fo:country="RU"/>
    </style:style>
    <style:style style:name="T154" style:parent-style-name="Основнойшрифтабзаца" style:family="text">
      <style:text-properties fo:language="ru" fo:country="RU"/>
    </style:style>
    <style:style style:name="T155" style:parent-style-name="Основнойшрифтабзаца" style:family="text">
      <style:text-properties fo:language="ru" fo:country="RU"/>
    </style:style>
    <style:style style:name="T156" style:parent-style-name="Основнойшрифтабзаца" style:family="text">
      <style:text-properties fo:language="ru" fo:country="RU"/>
    </style:style>
    <style:style style:name="T157" style:parent-style-name="Основнойшрифтабзаца" style:family="text">
      <style:text-properties fo:language="ru" fo:country="RU"/>
    </style:style>
    <style:style style:name="T158" style:parent-style-name="Основнойшрифтабзаца" style:family="text">
      <style:text-properties fo:language="ru" fo:country="RU"/>
    </style:style>
    <style:style style:name="T159" style:parent-style-name="Основнойшрифтабзаца" style:family="text">
      <style:text-properties fo:language="ru" fo:country="RU"/>
    </style:style>
    <style:style style:name="T160" style:parent-style-name="Основнойшрифтабзаца" style:family="text">
      <style:text-properties fo:language="ru" fo:country="RU"/>
    </style:style>
    <style:style style:name="T161" style:parent-style-name="Основнойшрифтабзаца" style:family="text">
      <style:text-properties fo:language="ru" fo:country="RU"/>
    </style:style>
    <style:style style:name="T162" style:parent-style-name="Основнойшрифтабзаца" style:family="text">
      <style:text-properties fo:language="ru" fo:country="RU"/>
    </style:style>
    <style:style style:name="T163" style:parent-style-name="Основнойшрифтабзаца" style:family="text">
      <style:text-properties fo:language="ru" fo:country="RU"/>
    </style:style>
    <style:style style:name="T164" style:parent-style-name="Основнойшрифтабзаца" style:family="text">
      <style:text-properties fo:language="ru" fo:country="RU"/>
    </style:style>
    <style:style style:name="T165" style:parent-style-name="Основнойшрифтабзаца" style:family="text">
      <style:text-properties fo:language="ru" fo:country="RU"/>
    </style:style>
    <style:style style:name="T166" style:parent-style-name="Основнойшрифтабзаца" style:family="text">
      <style:text-properties fo:language="ru" fo:country="RU"/>
    </style:style>
    <style:style style:name="T167" style:parent-style-name="Основнойшрифтабзаца" style:family="text">
      <style:text-properties fo:language="ru" fo:country="RU"/>
    </style:style>
    <style:style style:name="T168" style:parent-style-name="Основнойшрифтабзаца" style:family="text">
      <style:text-properties fo:language="ru" fo:country="RU"/>
    </style:style>
    <style:style style:name="TableRow169" style:family="table-row">
      <style:table-row-properties style:use-optimal-row-height="false"/>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1" style:parent-style-name="Основнойшрифтабзаца" style:family="text">
      <style:text-properties fo:language="ru" fo:country="RU"/>
    </style:style>
    <style:style style:name="T172" style:parent-style-name="Основнойшрифтабзаца" style:family="text">
      <style:text-properties fo:language="ru" fo:country="RU"/>
    </style:style>
    <style:style style:name="TableCell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 style:parent-style-name="TableContents" style:family="paragraph">
      <style:text-properties fo:language="ru" fo:country="RU"/>
    </style:style>
    <style:style style:name="T175" style:parent-style-name="Основнойшрифтабзаца" style:family="text">
      <style:text-properties fo:language="ru" fo:country="RU"/>
    </style:style>
    <style:style style:name="T176" style:parent-style-name="Основнойшрифтабзаца" style:family="text">
      <style:text-properties fo:language="ru" fo:country="RU"/>
    </style:style>
    <style:style style:name="T177" style:parent-style-name="Основнойшрифтабзаца" style:family="text">
      <style:text-properties fo:language="ru" fo:country="RU"/>
    </style:style>
    <style:style style:name="T178" style:parent-style-name="Основнойшрифтабзаца" style:family="text">
      <style:text-properties fo:language="ru" fo:country="RU"/>
    </style:style>
    <style:style style:name="T179" style:parent-style-name="Основнойшрифтабзаца" style:family="text">
      <style:text-properties fo:language="ru" fo:country="RU"/>
    </style:style>
    <style:style style:name="T180" style:parent-style-name="Основнойшрифтабзаца" style:family="text">
      <style:text-properties fo:language="ru" fo:country="RU"/>
    </style:style>
    <style:style style:name="T181" style:parent-style-name="Основнойшрифтабзаца" style:family="text">
      <style:text-properties fo:language="ru" fo:country="RU"/>
    </style:style>
    <style:style style:name="T182" style:parent-style-name="Основнойшрифтабзаца" style:family="text">
      <style:text-properties fo:language="ru" fo:country="RU"/>
    </style:style>
    <style:style style:name="T183" style:parent-style-name="Основнойшрифтабзаца" style:family="text">
      <style:text-properties fo:language="ru" fo:country="RU"/>
    </style:style>
    <style:style style:name="T184" style:parent-style-name="Основнойшрифтабзаца" style:family="text">
      <style:text-properties fo:language="ru" fo:country="RU"/>
    </style:style>
    <style:style style:name="T185" style:parent-style-name="Основнойшрифтабзаца" style:family="text">
      <style:text-properties fo:language="ru" fo:country="RU"/>
    </style:style>
    <style:style style:name="T186" style:parent-style-name="Основнойшрифтабзаца" style:family="text">
      <style:text-properties fo:language="ru" fo:country="RU"/>
    </style:style>
    <style:style style:name="T187" style:parent-style-name="Основнойшрифтабзаца" style:family="text">
      <style:text-properties fo:language="ru" fo:country="RU"/>
    </style:style>
    <style:style style:name="T188" style:parent-style-name="Основнойшрифтабзаца" style:family="text">
      <style:text-properties fo:language="ru" fo:country="RU"/>
    </style:style>
    <style:style style:name="T189" style:parent-style-name="Основнойшрифтабзаца" style:family="text">
      <style:text-properties fo:language="ru" fo:country="RU"/>
    </style:style>
    <style:style style:name="T190" style:parent-style-name="Основнойшрифтабзаца" style:family="text">
      <style:text-properties fo:language="ru" fo:country="RU"/>
    </style:style>
    <style:style style:name="T191" style:parent-style-name="Основнойшрифтабзаца" style:family="text">
      <style:text-properties fo:language="ru" fo:country="RU"/>
    </style:style>
    <style:style style:name="T192" style:parent-style-name="Основнойшрифтабзаца" style:family="text">
      <style:text-properties fo:language="ru" fo:country="RU"/>
    </style:style>
    <style:style style:name="T193" style:parent-style-name="Основнойшрифтабзаца" style:family="text">
      <style:text-properties fo:language="ru" fo:country="RU"/>
    </style:style>
    <style:style style:name="T194" style:parent-style-name="Основнойшрифтабзаца" style:family="text">
      <style:text-properties fo:language="ru" fo:country="RU"/>
    </style:style>
    <style:style style:name="T195" style:parent-style-name="Основнойшрифтабзаца" style:family="text">
      <style:text-properties fo:language="ru" fo:country="RU"/>
    </style:style>
    <style:style style:name="T196" style:parent-style-name="Основнойшрифтабзаца" style:family="text">
      <style:text-properties fo:language="ru" fo:country="RU"/>
    </style:style>
    <style:style style:name="T197" style:parent-style-name="Основнойшрифтабзаца" style:family="text">
      <style:text-properties fo:language="ru" fo:country="RU"/>
    </style:style>
    <style:style style:name="T198" style:parent-style-name="Основнойшрифтабзаца" style:family="text">
      <style:text-properties fo:language="ru" fo:country="RU"/>
    </style:style>
    <style:style style:name="T199" style:parent-style-name="Основнойшрифтабзаца" style:family="text">
      <style:text-properties fo:language="ru" fo:country="RU"/>
    </style:style>
    <style:style style:name="T200" style:parent-style-name="Основнойшрифтабзаца" style:family="text">
      <style:text-properties fo:language="ru" fo:country="RU"/>
    </style:style>
    <style:style style:name="P201" style:parent-style-name="Textbody" style:family="paragraph">
      <style:text-properties fo:language="ru" fo:country="RU"/>
    </style:style>
  </office:automatic-styles>
  <office:body>
    <office:text text:use-soft-page-breaks="true">
      <text:p text:style-name="P1">Ответы нужно давать лаконичные, достаточно продемонстрировать понимание предмета.</text:p>
      <text:p text:style-name="Textbody"><text:span text:style-name="T2">Исходя из формулировок, ответы даю краткие, особо важные моменты пропищу. А так, на такие вопросы можно общаться долго:)</text:span></text:p>
      <table:table table:style-name="Table3">
        <table:table-columns>
          <table:table-column table:style-name="TableColumn4"/>
          <table:table-column table:style-name="TableColumn5"/>
        </table:table-columns>
        <table:table-row table:style-name="TableRow6">
          <table:table-cell table:style-name="TableCell7">
            <text:p text:style-name="P8">Ф.И.О.</text:p>
          </table:table-cell>
          <table:table-cell table:style-name="TableCell9">
            <text:p text:style-name="P10">Родионов Андрей Валерьевич</text:p>
          </table:table-cell>
        </table:table-row>
        <table:table-row table:style-name="TableRow11">
          <table:table-cell table:style-name="TableCell12" table:number-columns-spanned="2">
            <text:p text:style-name="P13">Java</text:p>
          </table:table-cell>
          <table:covered-table-cell/>
        </table:table-row>
        <table:table-row table:style-name="TableRow14">
          <table:table-cell table:style-name="TableCell15">
            <text:p text:style-name="P16">Что такое переопределение метода?</text:p>
          </table:table-cell>
          <table:table-cell table:style-name="TableCell17">
            <text:p text:style-name="TableContents"><text:span text:style-name="T18">Переопределение метода – перезапись функционала существующего метода</text:span><text:span text:style-name="T19"><text:s/></text:span><text:span text:style-name="T20">(существу</text:span><text:span text:style-name="T21">ющего в<text:s/></text:span><text:span text:style-name="T22">иерархии родительск</text:span><text:span text:style-name="T23">ого</text:span><text:span text:style-name="T24"><text:s/>класс</text:span><text:span text:style-name="T25">а</text:span><text:span text:style-name="T26">). Пришло из ООП. Тонкий момент, что статистические методы нет смысла переопределять ( тк раннее связывание</text:span><text:span text:style-name="T27">),<text:s/></text:span><text:span text:style-name="T28">так же<text:s/></text:span>final<text:span text:style-name="T29"><text:s/>-</text:span><text:span text:style-name="T30">метод тоже не переопределить.</text:span></text:p>
          </table:table-cell>
        </table:table-row>
        <table:table-row table:style-name="TableRow31">
          <table:table-cell table:style-name="TableCell32">
            <text:p text:style-name="P33">Какие бывают виды классов?</text:p>
          </table:table-cell>
          <table:table-cell table:style-name="TableCell34">
            <text:p text:style-name="P35">Обычный класс, финализированный, абстрактный,<text:s/>интерфейс, перечисление, вложенный:<text:s/>статический, простой, локальный, анонимный.</text:p>
          </table:table-cell>
        </table:table-row>
        <table:table-row table:style-name="TableRow36">
          <table:table-cell table:style-name="TableCell37">
            <text:p text:style-name="TableContents"><text:span text:style-name="T38">Как и зачем можно использовать модификатор<text:s/></text:span>final<text:span text:style-name="T39">?</text:span></text:p>
          </table:table-cell>
          <table:table-cell table:style-name="TableCell40">
            <text:p text:style-name="P41">Класс не может иметь наследников, метод не может быть переопределен, параметры методов не могут изменять свое значение внутри метода, поле не может изменяться после инициализации, локальные переменные не могут изменяться после присвоения им значения.</text:p>
          </table:table-cell>
        </table:table-row>
        <table:table-row table:style-name="TableRow42">
          <table:table-cell table:style-name="TableCell43">
            <text:p text:style-name="TableContents"><text:span text:style-name="T44">Какие есть<text:s/></text:span><text:span text:style-name="T45">варианты использования ключевого слова<text:s/></text:span>try<text:span text:style-name="T46">?</text:span></text:p>
          </table:table-cell>
          <table:table-cell table:style-name="TableCell47">
            <text:p text:style-name="TableContents">Try<text:span text:style-name="T48">-</text:span>catch<text:span text:style-name="T49">(</text:span>finally<text:span text:style-name="T50">) –<text:s/></text:span>try<text:span text:style-name="T51"><text:s/></text:span><text:span text:style-name="T52">указывает</text:span><text:span text:style-name="T53"><text:s/></text:span><text:span text:style-name="T54">программе</text:span><text:span text:style-name="T55">,<text:s/></text:span><text:span text:style-name="T56">что дальше идет код, который потенциально может привести к ошибки,<text:s/></text:span>catch<text:span text:style-name="T57"><text:s/></text:span><text:span text:style-name="T58">– перехватывает и обрабатывает.<text:s/></text:span></text:p>
            <text:p text:style-name="Обычный"><text:span text:style-name="T59">В<text:s/></text:span>Java<text:span text:style-name="T60"><text:s/>7<text:s/></text:span><text:span text:style-name="T61">появилась возможность закрывать ресурсы, не заботясь об этом. Неявно создается<text:s/></text:span>finally<text:span text:style-name="T62"><text:s/></text:span><text:span text:style-name="T63">и идет закрытие ресурсов (только если ресурсы реализуют интерфейс</text:span><text:span text:style-name="T64"><text:s/></text:span><text:span text:style-name="T65">Autocloseable</text:span><text:span text:style-name="T66">).<text:s/></text:span></text:p>
          </table:table-cell>
        </table:table-row>
        <table:table-row table:style-name="TableRow67">
          <table:table-cell table:style-name="TableCell68">
            <text:p text:style-name="TableContents"><text:span text:style-name="T69">Какие есть стандартные реализации интерфейса<text:s/></text:span>List<text:span text:style-name="T70"><text:s/></text:span><text:span text:style-name="T71">и в каких ситуациях их нужно использовать?</text:span></text:p>
          </table:table-cell>
          <table:table-cell table:style-name="TableCell72">
            <text:p text:style-name="TableContents">ArrayList<text:span text:style-name="T73"><text:s/>–<text:s/></text:span><text:span text:style-name="T74">список, реализованный на основе массива.<text:s/></text:span>LinkedList<text:span text:style-name="T75"><text:s/></text:span><text:span text:style-name="T76">– двусвязный список, основанный на объектах с ссылками между ними.<text:s/></text:span><text:span text:style-name="T77">По всем показателям<text:s/></text:span>ArrayList<text:span text:style-name="T78"><text:s/></text:span><text:span text:style-name="T79">предпочтительней, чем<text:s/></text:span>LinkedList<text:span text:style-name="T80"><text:s/>(<text:s/></text:span><text:span text:style-name="T81">тк менее ресурсозатратный, операции поиска по индексу и вставка в конец<text:s/></text:span>O<text:span text:style-name="T82">(1),<text:s/></text:span><text:span text:style-name="T83">в остальных случаях<text:s/></text:span>O<text:span text:style-name="T84">(</text:span>n<text:span text:style-name="T85">)).<text:s/></text:span>LinkedList<text:span text:style-name="T86"><text:s/>–<text:s/></text:span><text:span text:style-name="T87">быстр в добавлении или удалении из произвольного места,</text:span><text:span text:style-name="T88"><text:s/></text:span><text:span text:style-name="T89">так же в начало и конец списка<text:s/></text:span>O<text:span text:style-name="T90">(1) .<text:s/></text:span><text:span text:style-name="T91">Но поиск по значению или индексу<text:s/></text:span>O<text:span text:style-name="T92">(</text:span>n<text:span text:style-name="T93">) .<text:s/></text:span><text:span text:style-name="T94">Резюмирую, лучше использовать<text:s/></text:span>ArrayList<text:span text:style-name="T95">,<text:s/></text:span><text:span text:style-name="T96">тк и по</text:span><text:span text:style-name="T97"><text:s/></text:span><text:span text:style-name="T98">скорости и по ресурсам менее затратный. Но есть ситуации, когда и<text:s/></text:span>LinkedList<text:span text:style-name="T99"><text:s/></text:span><text:span text:style-name="T100">успешен</text:span><text:span text:style-name="T101"><text:s/></text:span><text:span text:style-name="T102">- это когда нужны частые операции вставки\удаления или гарантированное время добавления в список.</text:span></text:p>
          </table:table-cell>
        </table:table-row>
        <table:table-row table:style-name="TableRow103">
          <table:table-cell table:style-name="TableCell104">
            <text:p text:style-name="P105">В чём основная идея стримов из пакета java.util.stream?</text:p>
          </table:table-cell>
          <table:table-cell table:style-name="TableCell106">
            <text:p text:style-name="P107">Стримы – это одна из реализаций функционального стиля в ООП. Позволяют работать с данными не по отдельности, а как с единым целым, тем самым позволяя<text:s/><text:soft-page-break/>абстрагироваться и реализовать конвеер вычислений. Очень быстро, лаконично, надежно.<text:s/></text:p>
          </table:table-cell>
        </table:table-row>
        <text:soft-page-break/>
        <table:table-row table:style-name="TableRow108">
          <table:table-cell table:style-name="TableCell109" table:number-columns-spanned="2">
            <text:p text:style-name="P110">Разное</text:p>
          </table:table-cell>
          <table:covered-table-cell/>
        </table:table-row>
        <table:table-row table:style-name="TableRow111">
          <table:table-cell table:style-name="TableCell112">
            <text:p text:style-name="P113">Каким критериям должна удовлетворять<text:s/>«хорошая» хэш-функция?</text:p>
          </table:table-cell>
          <table:table-cell table:style-name="TableCell114">
            <text:p text:style-name="TableContents"><text:span text:style-name="T115">Должно случаться меньше коллизий, тк хеш функция дает прирост в скорости поиска во многих структурах данных. Так же используется для сравнения. <text:s/>Хорошая шей функция должна иметь множитель, который создает зависимость от очередности обработки полей. Так же строиться по уникальным полям, допустим<text:s/></text:span>uuid<text:span text:style-name="T116">.<text:s/></text:span><text:span text:style-name="T117">Так же хэш функция должна быстро вычисляться.</text:span></text:p>
          </table:table-cell>
        </table:table-row>
        <table:table-row table:style-name="TableRow118">
          <table:table-cell table:style-name="TableCell119">
            <text:p text:style-name="TableContents"><text:span text:style-name="T120">В чём причина популярности и широкого распространения кодировки<text:s/></text:span>UTF<text:span text:style-name="T121">-8?</text:span></text:p>
          </table:table-cell>
          <table:table-cell table:style-name="TableCell122">
            <text:p text:style-name="TableContents">UTF<text:span text:style-name="T123">-8<text:s/></text:span><text:span text:style-name="T124">имеется совместимость с<text:s/></text:span>ASCII<text:span text:style-name="T125">.<text:s/></text:span><text:span text:style-name="T126">Данные хранятся компактно, в основном, наиболее распространенные символы занимают 1-2 байта(латиница, цифры, часто используемые знаки препинания), <text:s/>менее распространенные символы до 4 байт.<text:s/></text:span></text:p>
          </table:table-cell>
        </table:table-row>
        <table:table-row table:style-name="TableRow127">
          <table:table-cell table:style-name="TableCell128">
            <text:p text:style-name="TableContents"><text:span text:style-name="T129">Сравните форматы<text:s/></text:span>XML<text:span text:style-name="T130"><text:s/></text:span><text:span text:style-name="T131">и<text:s/></text:span>JSON<text:span text:style-name="T132">.<text:s/></text:span><text:span text:style-name="T133">Когда какой использовать?</text:span></text:p>
          </table:table-cell>
          <table:table-cell table:style-name="TableCell134">
            <text:p text:style-name="TableContents">XML<text:span text:style-name="T135"><text:s/></text:span><text:span text:style-name="T136">формат более тяжелый, не такой быстрый в обработке как<text:s/></text:span>JSON<text:span text:style-name="T137">.<text:s/></text:span><text:span text:style-name="T138">Но форма</text:span><text:span text:style-name="T139">т</text:span><text:span text:style-name="T140"><text:s/></text:span>xml<text:span text:style-name="T141"><text:s/></text:span><text:span text:style-name="T142">больше подходит для стандартизированных и структурированных действий. Поэтому его используют такие протоколы как<text:s/></text:span>SOAP<text:span text:style-name="T143">,<text:s/></text:span><text:span text:style-name="T144">так же<text:s/></text:span>MQ<text:span text:style-name="T145"><text:s/></text:span><text:span text:style-name="T146">общается с помощью<text:s/></text:span>xml<text:span text:style-name="T147">.</text:span><text:span text:style-name="T148"><text:s/>Если брать в целом ВЕБ, то я бы использовал<text:s/></text:span>XML<text:span text:style-name="T149">, в основном, для<text:s/></text:span>POST<text:span text:style-name="T150"><text:s/></text:span><text:span text:style-name="T151">запросов, чтобы защитить данные и передавать их целостно. Для всего остального есть формат<text:s/></text:span>json<text:span text:style-name="T152">,<text:s/></text:span><text:span text:style-name="T153">на котором построено много технологий. И<text:s/></text:span>JavaScript<text:span text:style-name="T154"><text:s/></text:span><text:span text:style-name="T155">и технология<text:s/></text:span>ajax<text:span text:style-name="T156">,<text:s/></text:span><text:span text:style-name="T157">и архитектурный стиль<text:s/></text:span>REST<text:span text:style-name="T158"><text:s/>и тд</text:span><text:span text:style-name="T159">.<text:s/></text:span><text:span text:style-name="T160">Данные передаются в исходном виде, быстро, все построено на соглашениях ком</text:span><text:span text:style-name="T161">м</text:span><text:span text:style-name="T162">юнити. <text:s/>Опять же, можно глубже копать, оба формата имеют место быть, и оба используются повсеместно. В банках любят<text:s/></text:span>XML<text:span text:style-name="T163">,<text:s/></text:span><text:span text:style-name="T164">а в<text:s/></text:span>open<text:span text:style-name="T165"><text:s/></text:span>source<text:span text:style-name="T166"><text:s/></text:span><text:span text:style-name="T167">решениях и проектах больше любят<text:s/></text:span>JSON<text:span text:style-name="T168">.</text:span></text:p>
          </table:table-cell>
        </table:table-row>
        <table:table-row table:style-name="TableRow169">
          <table:table-cell table:style-name="TableCell170">
            <text:p text:style-name="TableContents"><text:span text:style-name="T171">Опишите что будет происходить «под капотом» после ввода адреса сайта в браузере и нажатия<text:s/></text:span>Enter<text:span text:style-name="T172">?</text:span></text:p>
          </table:table-cell>
          <table:table-cell table:style-name="TableCell173">
            <text:p text:style-name="P174"/>
            <text:p text:style-name="TableContents"><text:span text:style-name="T175">У нас браузер формирует стартовую строку(без которой никуда), хедеры и боди(последние два опционально) и отправляют по указанному<text:s/></text:span>Host<text:span text:style-name="T176">.<text:s/></text:span><text:span text:style-name="T177">На сервере стоит какой-нибудь, вебСокет, контейнер сервлетов, слушатель, который видит запрос</text:span><text:span text:style-name="T178">, создает поток, в этом потоке<text:s/></text:span><text:span text:style-name="T179"><text:s text:c="2"/>парсит<text:s/></text:span><text:span text:style-name="T180">запрос</text:span><text:span text:style-name="T181">, ориентируясь на протокол<text:s/></text:span>http<text:span text:style-name="T182">.<text:s/></text:span><text:span text:style-name="T183">Главное, чтобы наш запрос соответствовал правилам<text:s/></text:span>http<text:span text:style-name="T184">.<text:s/></text:span><text:span text:style-name="T185">Тогда<text:s/></text:span><text:span text:style-name="T186">вытягивается метод, путь, различные атрибуты, которые нужны сервису (куки, данные о пользователе из хедеров, из боди информация). Контейнер сервлетом отправляет запрос на сервлет, который обрабатывает запрос – в общем, выполняет бизнес-логику. Опять же, я опускаю различные реализации паттернов, взаимодействие внутри системы, я думаю, если надо, то всегда можно лично обсудить. <text:s/>Далее, у нас формируется ответ на<text:s/></text:span><text:soft-page-break/><text:span text:style-name="T187">сервере. Он может быть, успешный, редиректным, неуспешным, ошибки различные(сервера,клиента). Тк соединение браузера всегда<text:s/></text:span>Keep<text:span text:style-name="T188">-</text:span>alive<text:span text:style-name="T189">,<text:s/></text:span><text:span text:style-name="T190">то браузер ждет ответа. Мы отправляем ответ, в указании метод, статус и состояние, хедеры(можно и сессию прикрепить), так же в ответе, в боди, содержится информация в языке разметки<text:s/></text:span>html<text:span text:style-name="T191">.<text:s/></text:span><text:span text:style-name="T192">Браузер принимает ответ и парсит, подгружает зависимости, парсит<text:s/></text:span>HTML<text:span text:style-name="T193"><text:s/></text:span><text:span text:style-name="T194">код, все отрисовывается, в кеш закидываются различные<text:s/></text:span>static<text:span text:style-name="T195"><text:s/></text:span><text:span text:style-name="T196">файлы(<text:s/></text:span>js<text:span text:style-name="T197">,</text:span>css<text:span text:style-name="T198"><text:s/>и тд ). Далее, все вместе подгружается</text:span><text:span text:style-name="T199">,</text:span><text:span text:style-name="T200">и мы видим на экране то- что отослал нам сервер.<text:s/></text:span></text:p>
          </table:table-cell>
        </table:table-row>
      </table:table>
      <text:p text:style-name="P2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dionov andrei</dc:creator>
    <meta:creation-date>2017-10-20T23:40:00Z</meta:creation-date>
    <dc:date>2021-04-16T01:02:00Z</dc:date>
    <meta:template xlink:href="Normal.dotm" xlink:type="simple"/>
    <meta:editing-cycles>9</meta:editing-cycles>
    <meta:editing-duration>PT4200S</meta:editing-duration>
    <meta:document-statistic meta:page-count="3" meta:paragraph-count="23" meta:word-count="637" meta:character-count="5405" meta:row-count="93" meta:non-whitespace-character-count="4791"/>
  </office:meta>
</office:document-meta>
</file>